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99cm"/>
    </style:style>
    <style:style style:name="co3" style:family="table-column">
      <style:table-column-properties fo:break-before="auto" style:column-width="3.443cm"/>
    </style:style>
    <style:style style:name="co4" style:family="table-column">
      <style:table-column-properties fo:break-before="auto" style:column-width="3.602cm"/>
    </style:style>
    <style:style style:name="co5" style:family="table-column">
      <style:table-column-properties fo:break-before="auto" style:column-width="3.5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 style:data-style-name="N10000">
      <style:table-cell-properties fo:background-color="#ffff00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00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00">
      <style:table-cell-properties fo:border="0.74pt solid #000000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729fcf" fo:border="0.06pt solid #000000"/>
    </style:style>
    <style:style style:name="ce14" style:family="table-cell" style:parent-style-name="Default">
      <style:table-cell-properties fo:background-color="#ffff00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ngPong-a" table:style-name="ta1">
        <table:shapes>
          <draw:frame draw:z-index="1" draw:style-name="gr1" draw:text-style-name="P1" svg:width="16.007cm" svg:height="9.004cm" svg:x="2.281cm" svg:y="8.581cm">
            <draw:object draw:notify-on-update-of-ranges="'Manual - c'.B14:'Manual - c'.E14 'PingPong-a'.B17:'PingPong-a'.E1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16384" calcext:value-type="float">
            <text:p>163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40.046" calcext:value-type="float">
            <text:p>5440.046</text:p>
          </table:table-cell>
          <table:table-cell office:value-type="float" office:value="2883.723" calcext:value-type="float">
            <text:p>2883.723</text:p>
          </table:table-cell>
          <table:table-cell office:value-type="float" office:value="3968.49" calcext:value-type="float">
            <text:p>3968.49</text:p>
          </table:table-cell>
          <table:table-cell office:value-type="float" office:value="3512.408" calcext:value-type="float">
            <text:p>3512.408</text:p>
          </table:table-cell>
          <table:table-cell/>
          <table:table-cell table:style-name="ce13" office:value-type="string" calcext:value-type="string">
            <text:p>Número Mensagens</text:p>
          </table:table-cell>
          <table:table-cell table:style-name="ce14" office:value-type="string" calcext:value-type="string">
            <text:p>Tamanho</text:p>
          </table:table-cell>
        </table:table-row>
        <table:table-row table:style-name="ro1">
          <table:table-cell/>
          <table:table-cell office:value-type="float" office:value="5098.465" calcext:value-type="float">
            <text:p>5098.465</text:p>
          </table:table-cell>
          <table:table-cell office:value-type="float" office:value="2871.759" calcext:value-type="float">
            <text:p>2871.759</text:p>
          </table:table-cell>
          <table:table-cell office:value-type="float" office:value="3865.77" calcext:value-type="float">
            <text:p>3865.77</text:p>
          </table:table-cell>
          <table:table-cell office:value-type="float" office:value="3521.326" calcext:value-type="float">
            <text:p>3521.326</text:p>
          </table:table-cell>
          <table:table-cell/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044.835" calcext:value-type="float">
            <text:p>5044.835</text:p>
          </table:table-cell>
          <table:table-cell office:value-type="float" office:value="2924.778" calcext:value-type="float">
            <text:p>2924.778</text:p>
          </table:table-cell>
          <table:table-cell office:value-type="float" office:value="3916.021" calcext:value-type="float">
            <text:p>3916.021</text:p>
          </table:table-cell>
          <table:table-cell office:value-type="float" office:value="3666.369" calcext:value-type="float">
            <text:p>3666.369</text:p>
          </table:table-cell>
          <table:table-cell/>
          <table:table-cell table:style-name="ce12" table:formula="of:=[.G4]/2" office:value-type="float" office:value="2500" calcext:value-type="float">
            <text:p>2500</text:p>
          </table:table-cell>
          <table:table-cell table:style-name="ce12" office:value-type="float" office:value="1024" calcext:value-type="float">
            <text:p>1024</text:p>
          </table:table-cell>
        </table:table-row>
        <table:table-row table:style-name="ro1">
          <table:table-cell/>
          <table:table-cell office:value-type="float" office:value="5157.739" calcext:value-type="float">
            <text:p>5157.739</text:p>
          </table:table-cell>
          <table:table-cell office:value-type="float" office:value="2924.102" calcext:value-type="float">
            <text:p>2924.102</text:p>
          </table:table-cell>
          <table:table-cell office:value-type="float" office:value="4013.521" calcext:value-type="float">
            <text:p>4013.521</text:p>
          </table:table-cell>
          <table:table-cell office:value-type="float" office:value="3502.604" calcext:value-type="float">
            <text:p>3502.604</text:p>
          </table:table-cell>
          <table:table-cell/>
          <table:table-cell table:style-name="ce12" table:formula="of:=[.G5]/2" office:value-type="float" office:value="1250" calcext:value-type="float">
            <text:p>1250</text:p>
          </table:table-cell>
          <table:table-cell table:style-name="ce12" office:value-type="float" office:value="4096" calcext:value-type="float">
            <text:p>4096</text:p>
          </table:table-cell>
        </table:table-row>
        <table:table-row table:style-name="ro1">
          <table:table-cell/>
          <table:table-cell office:value-type="float" office:value="5052.603" calcext:value-type="float">
            <text:p>5052.603</text:p>
          </table:table-cell>
          <table:table-cell office:value-type="float" office:value="2938.733" calcext:value-type="float">
            <text:p>2938.733</text:p>
          </table:table-cell>
          <table:table-cell office:value-type="float" office:value="4077.821" calcext:value-type="float">
            <text:p>4077.821</text:p>
          </table:table-cell>
          <table:table-cell office:value-type="float" office:value="3538.193" calcext:value-type="float">
            <text:p>3538.193</text:p>
          </table:table-cell>
          <table:table-cell/>
          <table:table-cell table:style-name="ce12" table:formula="of:=[.G6]/2" office:value-type="float" office:value="625" calcext:value-type="float">
            <text:p>625</text:p>
          </table:table-cell>
          <table:table-cell table:style-name="ce12" office:value-type="float" office:value="16384" calcext:value-type="float">
            <text:p>16384</text:p>
          </table:table-cell>
        </table:table-row>
        <table:table-row table:style-name="ro1">
          <table:table-cell/>
          <table:table-cell office:value-type="float" office:value="5021.562" calcext:value-type="float">
            <text:p>5021.562</text:p>
          </table:table-cell>
          <table:table-cell office:value-type="float" office:value="2994.541" calcext:value-type="float">
            <text:p>2994.541</text:p>
          </table:table-cell>
          <table:table-cell office:value-type="float" office:value="4011.15" calcext:value-type="float">
            <text:p>4011.15</text:p>
          </table:table-cell>
          <table:table-cell office:value-type="float" office:value="3502.141" calcext:value-type="float">
            <text:p>3502.1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15.657" calcext:value-type="float">
            <text:p>5015.657</text:p>
          </table:table-cell>
          <table:table-cell office:value-type="float" office:value="2830.426" calcext:value-type="float">
            <text:p>2830.426</text:p>
          </table:table-cell>
          <table:table-cell office:value-type="float" office:value="3964.423" calcext:value-type="float">
            <text:p>3964.423</text:p>
          </table:table-cell>
          <table:table-cell office:value-type="float" office:value="3547.519" calcext:value-type="float">
            <text:p>3547.5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49.975" calcext:value-type="float">
            <text:p>5049.975</text:p>
          </table:table-cell>
          <table:table-cell office:value-type="float" office:value="2862.266" calcext:value-type="float">
            <text:p>2862.266</text:p>
          </table:table-cell>
          <table:table-cell office:value-type="float" office:value="3884.91" calcext:value-type="float">
            <text:p>3884.91</text:p>
          </table:table-cell>
          <table:table-cell office:value-type="float" office:value="3482.558" calcext:value-type="float">
            <text:p>3482.5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96.293" calcext:value-type="float">
            <text:p>5096.293</text:p>
          </table:table-cell>
          <table:table-cell office:value-type="float" office:value="2902.801" calcext:value-type="float">
            <text:p>2902.801</text:p>
          </table:table-cell>
          <table:table-cell office:value-type="float" office:value="4092.569" calcext:value-type="float">
            <text:p>4092.569</text:p>
          </table:table-cell>
          <table:table-cell office:value-type="float" office:value="3665.43" calcext:value-type="float">
            <text:p>3665.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39.804" calcext:value-type="float">
            <text:p>5139.804</text:p>
          </table:table-cell>
          <table:table-cell office:value-type="float" office:value="2900.509" calcext:value-type="float">
            <text:p>2900.509</text:p>
          </table:table-cell>
          <table:table-cell office:value-type="float" office:value="3942.226" calcext:value-type="float">
            <text:p>3942.226</text:p>
          </table:table-cell>
          <table:table-cell office:value-type="float" office:value="3539.981" calcext:value-type="float">
            <text:p>3539.981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>
            <text:p>Tamanh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16384" calcext:value-type="float">
            <text:p>1638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édias</text:p>
          </table:table-cell>
          <table:table-cell table:style-name="ce4" table:formula="of:=SUM([.B3:.B12])/10" office:value-type="float" office:value="5111.6979" calcext:value-type="float">
            <text:p>5111.6979</text:p>
          </table:table-cell>
          <table:table-cell table:style-name="ce4" table:formula="of:=SUM([.C3:.C12])/10" office:value-type="float" office:value="2903.3638" calcext:value-type="float">
            <text:p>2903.3638</text:p>
          </table:table-cell>
          <table:table-cell table:style-name="ce4" table:formula="of:=SUM([.D3:.D12])/10" office:value-type="float" office:value="3973.6901" calcext:value-type="float">
            <text:p>3973.6901</text:p>
          </table:table-cell>
          <table:table-cell table:style-name="ce4" table:formula="of:=SUM([.E3:.E12])/10" office:value-type="float" office:value="3547.8529" calcext:value-type="float">
            <text:p>3547.8529</text:p>
          </table:table-cell>
          <table:table-cell office:value-type="string" calcext:value-type="string">
            <text:p>microsec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azão</text:p>
          </table:table-cell>
          <table:table-cell table:style-name="ce4" table:formula="of:=[.G4]*[.H4]*2/([.B15])" office:value-type="float" office:value="15.6503771476792" calcext:value-type="float">
            <text:p>15.6503771476792</text:p>
          </table:table-cell>
          <table:table-cell table:style-name="ce4" table:formula="of:=[.G5]*[.H5]*2/([.C15])" office:value-type="float" office:value="1763.47173578454" calcext:value-type="float">
            <text:p>1763.47173578454</text:p>
          </table:table-cell>
          <table:table-cell table:style-name="ce4" table:formula="of:=[.G6]*[.H6]*2/([.D15])" office:value-type="float" office:value="2576.94982303728" calcext:value-type="float">
            <text:p>2576.94982303728</text:p>
          </table:table-cell>
          <table:table-cell table:style-name="ce4" table:formula="of:=[.G7]*[.H7]*2/([.E15])" office:value-type="float" office:value="5772.5053933324" calcext:value-type="float">
            <text:p>5772.5053933324</text:p>
          </table:table-cell>
          <table:table-cell office:value-type="string" calcext:value-type="string">
            <text:p>bytes/microsec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Tempo/msg</text:p>
          </table:table-cell>
          <table:table-cell table:style-name="ce12" table:formula="of:=[.B15]/[.G4]" office:value-type="float" office:value="1.02233958" calcext:value-type="float">
            <text:p>1,02233958</text:p>
          </table:table-cell>
          <table:table-cell table:style-name="ce12" table:formula="of:=[.C15]/[.G5]" office:value-type="float" office:value="1.16134552" calcext:value-type="float">
            <text:p>1,16134552</text:p>
          </table:table-cell>
          <table:table-cell table:style-name="ce12" table:formula="of:=[.D15]/[.G6]" office:value-type="float" office:value="3.17895208" calcext:value-type="float">
            <text:p>3,17895208</text:p>
          </table:table-cell>
          <table:table-cell table:style-name="ce12" table:formula="of:=[.E15]/[.G7]" office:value-type="float" office:value="5.67656464" calcext:value-type="float">
            <text:p>5,67656464</text:p>
          </table:table-cell>
          <table:table-cell office:value-type="string" calcext:value-type="string">
            <text:p>microsec/mensagem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>
            <draw:frame draw:z-index="0" draw:style-name="gr1" draw:text-style-name="P1" svg:width="16.01cm" svg:height="10.048cm" svg:x="0.029cm" svg:y="0.398cm">
              <draw:object draw:notify-on-update-of-ranges="'PingPong-a'.B14:'PingPong-a'.E14 'PingPong-a'.B16:'PingPong-a'.E16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Broadcast - b" table:style-name="ta1">
        <table:shapes>
          <draw:frame draw:z-index="1" draw:style-name="gr1" draw:text-style-name="P1" svg:width="16.007cm" svg:height="9.004cm" svg:x="2.281cm" svg:y="8.581cm">
            <draw:object draw:notify-on-update-of-ranges="'Manual - c'.B14:'Manual - c'.E14 'Broadcast - b'.B17:'Broadcast - b'.E1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16384" calcext:value-type="float">
            <text:p>163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0748.482" calcext:value-type="float">
            <text:p>970748.482</text:p>
          </table:table-cell>
          <table:table-cell office:value-type="float" office:value="491153.495" calcext:value-type="float">
            <text:p>491153.495</text:p>
          </table:table-cell>
          <table:table-cell office:value-type="float" office:value="548108.577" calcext:value-type="float">
            <text:p>548108.577</text:p>
          </table:table-cell>
          <table:table-cell office:value-type="float" office:value="570332.804" calcext:value-type="float">
            <text:p>570332.804</text:p>
          </table:table-cell>
          <table:table-cell/>
          <table:table-cell table:style-name="ce13" office:value-type="string" calcext:value-type="string">
            <text:p>Número Mensagens</text:p>
          </table:table-cell>
          <table:table-cell table:style-name="ce14" office:value-type="string" calcext:value-type="string">
            <text:p>Tamanho</text:p>
          </table:table-cell>
        </table:table-row>
        <table:table-row table:style-name="ro1">
          <table:table-cell/>
          <table:table-cell office:value-type="float" office:value="921408.825" calcext:value-type="float">
            <text:p>921408.825</text:p>
          </table:table-cell>
          <table:table-cell office:value-type="float" office:value="489044.203" calcext:value-type="float">
            <text:p>489044.203</text:p>
          </table:table-cell>
          <table:table-cell office:value-type="float" office:value="548725.407" calcext:value-type="float">
            <text:p>548725.407</text:p>
          </table:table-cell>
          <table:table-cell office:value-type="float" office:value="576711.016" calcext:value-type="float">
            <text:p>576711.016</text:p>
          </table:table-cell>
          <table:table-cell/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901117.01" calcext:value-type="float">
            <text:p>901117.01</text:p>
          </table:table-cell>
          <table:table-cell office:value-type="float" office:value="496808.142" calcext:value-type="float">
            <text:p>496808.142</text:p>
          </table:table-cell>
          <table:table-cell office:value-type="float" office:value="518438.251" calcext:value-type="float">
            <text:p>518438.251</text:p>
          </table:table-cell>
          <table:table-cell office:value-type="float" office:value="536341.381" calcext:value-type="float">
            <text:p>536341.381</text:p>
          </table:table-cell>
          <table:table-cell/>
          <table:table-cell table:style-name="ce12" table:formula="of:=[.G4]/2" office:value-type="float" office:value="2500" calcext:value-type="float">
            <text:p>2500</text:p>
          </table:table-cell>
          <table:table-cell table:style-name="ce12" office:value-type="float" office:value="1024" calcext:value-type="float">
            <text:p>1024</text:p>
          </table:table-cell>
        </table:table-row>
        <table:table-row table:style-name="ro1">
          <table:table-cell/>
          <table:table-cell office:value-type="float" office:value="954974.763" calcext:value-type="float">
            <text:p>954974.763</text:p>
          </table:table-cell>
          <table:table-cell office:value-type="float" office:value="487901.889" calcext:value-type="float">
            <text:p>487901.889</text:p>
          </table:table-cell>
          <table:table-cell office:value-type="float" office:value="568991.067" calcext:value-type="float">
            <text:p>568991.067</text:p>
          </table:table-cell>
          <table:table-cell office:value-type="float" office:value="572105.428" calcext:value-type="float">
            <text:p>572105.428</text:p>
          </table:table-cell>
          <table:table-cell/>
          <table:table-cell table:style-name="ce12" table:formula="of:=[.G5]/2" office:value-type="float" office:value="1250" calcext:value-type="float">
            <text:p>1250</text:p>
          </table:table-cell>
          <table:table-cell table:style-name="ce12" office:value-type="float" office:value="4096" calcext:value-type="float">
            <text:p>4096</text:p>
          </table:table-cell>
        </table:table-row>
        <table:table-row table:style-name="ro1">
          <table:table-cell/>
          <table:table-cell office:value-type="float" office:value="901769.393" calcext:value-type="float">
            <text:p>901769.393</text:p>
          </table:table-cell>
          <table:table-cell office:value-type="float" office:value="484688.768" calcext:value-type="float">
            <text:p>484688.768</text:p>
          </table:table-cell>
          <table:table-cell office:value-type="float" office:value="550743.681" calcext:value-type="float">
            <text:p>550743.681</text:p>
          </table:table-cell>
          <table:table-cell office:value-type="float" office:value="561175.92" calcext:value-type="float">
            <text:p>561175.92</text:p>
          </table:table-cell>
          <table:table-cell/>
          <table:table-cell table:style-name="ce12" table:formula="of:=[.G6]/2" office:value-type="float" office:value="625" calcext:value-type="float">
            <text:p>625</text:p>
          </table:table-cell>
          <table:table-cell table:style-name="ce12" office:value-type="float" office:value="16384" calcext:value-type="float">
            <text:p>16384</text:p>
          </table:table-cell>
        </table:table-row>
        <table:table-row table:style-name="ro1">
          <table:table-cell/>
          <table:table-cell office:value-type="float" office:value="982560.047" calcext:value-type="float">
            <text:p>982560.047</text:p>
          </table:table-cell>
          <table:table-cell office:value-type="float" office:value="496512.098" calcext:value-type="float">
            <text:p>496512.098</text:p>
          </table:table-cell>
          <table:table-cell office:value-type="float" office:value="548968.244" calcext:value-type="float">
            <text:p>548968.244</text:p>
          </table:table-cell>
          <table:table-cell office:value-type="float" office:value="581943.253" calcext:value-type="float">
            <text:p>581943.2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0764.446" calcext:value-type="float">
            <text:p>970764.446</text:p>
          </table:table-cell>
          <table:table-cell office:value-type="float" office:value="490441.887" calcext:value-type="float">
            <text:p>490441.887</text:p>
          </table:table-cell>
          <table:table-cell office:value-type="float" office:value="567516.549" calcext:value-type="float">
            <text:p>567516.549</text:p>
          </table:table-cell>
          <table:table-cell office:value-type="float" office:value="572278.038" calcext:value-type="float">
            <text:p>572278.0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2381.204" calcext:value-type="float">
            <text:p>952381.204</text:p>
          </table:table-cell>
          <table:table-cell office:value-type="float" office:value="504765.817" calcext:value-type="float">
            <text:p>504765.817</text:p>
          </table:table-cell>
          <table:table-cell office:value-type="float" office:value="558471.501" calcext:value-type="float">
            <text:p>558471.501</text:p>
          </table:table-cell>
          <table:table-cell office:value-type="float" office:value="567801.62" calcext:value-type="float">
            <text:p>567801.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3554.798" calcext:value-type="float">
            <text:p>953554.798</text:p>
          </table:table-cell>
          <table:table-cell office:value-type="float" office:value="483026.153" calcext:value-type="float">
            <text:p>483026.153</text:p>
          </table:table-cell>
          <table:table-cell office:value-type="float" office:value="568441.283" calcext:value-type="float">
            <text:p>568441.283</text:p>
          </table:table-cell>
          <table:table-cell office:value-type="float" office:value="571458.662" calcext:value-type="float">
            <text:p>571458.6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3773.546" calcext:value-type="float">
            <text:p>933773.546</text:p>
          </table:table-cell>
          <table:table-cell office:value-type="float" office:value="496264.512" calcext:value-type="float">
            <text:p>496264.512</text:p>
          </table:table-cell>
          <table:table-cell office:value-type="float" office:value="558860.003" calcext:value-type="float">
            <text:p>558860.003</text:p>
          </table:table-cell>
          <table:table-cell office:value-type="float" office:value="552302.933" calcext:value-type="float">
            <text:p>552302.933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>
            <text:p>Tamanh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16384" calcext:value-type="float">
            <text:p>1638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édias</text:p>
          </table:table-cell>
          <table:table-cell table:style-name="ce4" table:formula="of:=SUM([.B3:.B12])/10" office:value-type="float" office:value="944305.2514" calcext:value-type="float">
            <text:p>944305.2514</text:p>
          </table:table-cell>
          <table:table-cell table:style-name="ce4" table:formula="of:=SUM([.C3:.C12])/10" office:value-type="float" office:value="492060.6964" calcext:value-type="float">
            <text:p>492060.6964</text:p>
          </table:table-cell>
          <table:table-cell table:style-name="ce4" table:formula="of:=SUM([.D3:.D12])/10" office:value-type="float" office:value="553726.4563" calcext:value-type="float">
            <text:p>553726.4563</text:p>
          </table:table-cell>
          <table:table-cell table:style-name="ce4" table:formula="of:=SUM([.E3:.E12])/10" office:value-type="float" office:value="566245.1055" calcext:value-type="float">
            <text:p>566245.1055</text:p>
          </table:table-cell>
          <table:table-cell office:value-type="string" calcext:value-type="string">
            <text:p>microsec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azão</text:p>
          </table:table-cell>
          <table:table-cell table:style-name="ce4" table:formula="of:=[.G4]*[.H4]*7/([.B15])" office:value-type="float" office:value="0.296514288769315" calcext:value-type="float">
            <text:p>0.296514288769315</text:p>
          </table:table-cell>
          <table:table-cell table:style-name="ce4" table:formula="of:=[.G5]*[.H5]*7/([.C15])" office:value-type="float" office:value="36.4182714268906" calcext:value-type="float">
            <text:p>36.4182714268906</text:p>
          </table:table-cell>
          <table:table-cell table:style-name="ce4" table:formula="of:=[.G6]*[.H6]*7/([.D15])" office:value-type="float" office:value="64.7250995364803" calcext:value-type="float">
            <text:p>64.7250995364803</text:p>
          </table:table-cell>
          <table:table-cell table:style-name="ce4" table:formula="of:=[.G7]*[.H7]*7/([.E15])" office:value-type="float" office:value="126.588290660289" calcext:value-type="float">
            <text:p>126.588290660289</text:p>
          </table:table-cell>
          <table:table-cell office:value-type="string" calcext:value-type="string">
            <text:p>bytes/microsec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Tempo/msg</text:p>
          </table:table-cell>
          <table:table-cell table:style-name="ce12" table:formula="of:=[.B15]/[.G4]" office:value-type="float" office:value="188.86105028" calcext:value-type="float">
            <text:p>188,86105028</text:p>
          </table:table-cell>
          <table:table-cell table:style-name="ce12" table:formula="of:=[.C15]/[.G5]" office:value-type="float" office:value="196.82427856" calcext:value-type="float">
            <text:p>196,82427856</text:p>
          </table:table-cell>
          <table:table-cell table:style-name="ce12" table:formula="of:=[.D15]/[.G6]" office:value-type="float" office:value="442.98116504" calcext:value-type="float">
            <text:p>442,98116504</text:p>
          </table:table-cell>
          <table:table-cell table:style-name="ce12" table:formula="of:=[.E15]/[.G7]" office:value-type="float" office:value="905.9921688" calcext:value-type="float">
            <text:p>905,9921688</text:p>
          </table:table-cell>
          <table:table-cell office:value-type="string" calcext:value-type="string">
            <text:p>microsec/mensagem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>
            <draw:frame draw:z-index="0" draw:style-name="gr1" draw:text-style-name="P1" svg:width="16.01cm" svg:height="10.048cm" svg:x="0.029cm" svg:y="0.398cm">
              <draw:object draw:notify-on-update-of-ranges="'Broadcast - b'.B14:'Broadcast - b'.E14 'Broadcast - b'.B16:'Broadcast - b'.E1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Manual - c" table:style-name="ta1">
        <table:shapes>
          <draw:frame draw:z-index="1" draw:style-name="gr1" draw:text-style-name="P1" svg:width="16.007cm" svg:height="9.004cm" svg:x="2.334cm" svg:y="8.686cm">
            <draw:object draw:notify-on-update-of-ranges="'Manual - c'.B14:'Manual - c'.E14 'Manual - c'.B17:'Manual - c'.E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16384" calcext:value-type="float">
            <text:p>163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51061.304" calcext:value-type="float">
            <text:p>1251061.304</text:p>
          </table:table-cell>
          <table:table-cell office:value-type="float" office:value="686696.167" calcext:value-type="float">
            <text:p>686696.167</text:p>
          </table:table-cell>
          <table:table-cell office:value-type="float" office:value="492151.969" calcext:value-type="float">
            <text:p>492151.969</text:p>
          </table:table-cell>
          <table:table-cell office:value-type="float" office:value="641518.089" calcext:value-type="float">
            <text:p>641518.089</text:p>
          </table:table-cell>
          <table:table-cell/>
          <table:table-cell table:style-name="ce13" office:value-type="string" calcext:value-type="string">
            <text:p>Número Mensagens</text:p>
          </table:table-cell>
          <table:table-cell table:style-name="ce14" office:value-type="string" calcext:value-type="string">
            <text:p>Tamanho</text:p>
          </table:table-cell>
        </table:table-row>
        <table:table-row table:style-name="ro1">
          <table:table-cell/>
          <table:table-cell office:value-type="float" office:value="1272979.501" calcext:value-type="float">
            <text:p>1272979.501</text:p>
          </table:table-cell>
          <table:table-cell office:value-type="float" office:value="721702.17" calcext:value-type="float">
            <text:p>721702.17</text:p>
          </table:table-cell>
          <table:table-cell office:value-type="float" office:value="495585.244" calcext:value-type="float">
            <text:p>495585.244</text:p>
          </table:table-cell>
          <table:table-cell office:value-type="float" office:value="698622.503" calcext:value-type="float">
            <text:p>698622.503</text:p>
          </table:table-cell>
          <table:table-cell/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270502.147" calcext:value-type="float">
            <text:p>1270502.147</text:p>
          </table:table-cell>
          <table:table-cell office:value-type="float" office:value="693274.82" calcext:value-type="float">
            <text:p>693274.82</text:p>
          </table:table-cell>
          <table:table-cell office:value-type="float" office:value="500830.759" calcext:value-type="float">
            <text:p>500830.759</text:p>
          </table:table-cell>
          <table:table-cell office:value-type="float" office:value="778373.914" calcext:value-type="float">
            <text:p>778373.914</text:p>
          </table:table-cell>
          <table:table-cell/>
          <table:table-cell table:style-name="ce12" table:formula="of:=[.G4]/2" office:value-type="float" office:value="2500" calcext:value-type="float">
            <text:p>2500</text:p>
          </table:table-cell>
          <table:table-cell table:style-name="ce12" office:value-type="float" office:value="1024" calcext:value-type="float">
            <text:p>1024</text:p>
          </table:table-cell>
        </table:table-row>
        <table:table-row table:style-name="ro1">
          <table:table-cell/>
          <table:table-cell office:value-type="float" office:value="1248210.534" calcext:value-type="float">
            <text:p>1248210.534</text:p>
          </table:table-cell>
          <table:table-cell office:value-type="float" office:value="726516.267" calcext:value-type="float">
            <text:p>726516.267</text:p>
          </table:table-cell>
          <table:table-cell office:value-type="float" office:value="492645.897" calcext:value-type="float">
            <text:p>492645.897</text:p>
          </table:table-cell>
          <table:table-cell office:value-type="float" office:value="782126.366" calcext:value-type="float">
            <text:p>782126.366</text:p>
          </table:table-cell>
          <table:table-cell/>
          <table:table-cell table:style-name="ce12" table:formula="of:=[.G5]/2" office:value-type="float" office:value="1250" calcext:value-type="float">
            <text:p>1250</text:p>
          </table:table-cell>
          <table:table-cell table:style-name="ce12" office:value-type="float" office:value="4096" calcext:value-type="float">
            <text:p>4096</text:p>
          </table:table-cell>
        </table:table-row>
        <table:table-row table:style-name="ro1">
          <table:table-cell/>
          <table:table-cell office:value-type="float" office:value="1259592.084" calcext:value-type="float">
            <text:p>1259592.084</text:p>
          </table:table-cell>
          <table:table-cell office:value-type="float" office:value="717545.934" calcext:value-type="float">
            <text:p>717545.934</text:p>
          </table:table-cell>
          <table:table-cell office:value-type="float" office:value="477327.692" calcext:value-type="float">
            <text:p>477327.692</text:p>
          </table:table-cell>
          <table:table-cell office:value-type="float" office:value="782303.324" calcext:value-type="float">
            <text:p>782303.324</text:p>
          </table:table-cell>
          <table:table-cell/>
          <table:table-cell table:style-name="ce12" table:formula="of:=[.G6]/2" office:value-type="float" office:value="625" calcext:value-type="float">
            <text:p>625</text:p>
          </table:table-cell>
          <table:table-cell table:style-name="ce12" office:value-type="float" office:value="16384" calcext:value-type="float">
            <text:p>16384</text:p>
          </table:table-cell>
        </table:table-row>
        <table:table-row table:style-name="ro1">
          <table:table-cell/>
          <table:table-cell office:value-type="float" office:value="1234207.131" calcext:value-type="float">
            <text:p>1234207.131</text:p>
          </table:table-cell>
          <table:table-cell office:value-type="float" office:value="728896.097" calcext:value-type="float">
            <text:p>728896.097</text:p>
          </table:table-cell>
          <table:table-cell office:value-type="float" office:value="499497.423" calcext:value-type="float">
            <text:p>499497.423</text:p>
          </table:table-cell>
          <table:table-cell office:value-type="float" office:value="568021.804" calcext:value-type="float">
            <text:p>568021.8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79132.536" calcext:value-type="float">
            <text:p>1279132.536</text:p>
          </table:table-cell>
          <table:table-cell office:value-type="float" office:value="683999.427" calcext:value-type="float">
            <text:p>683999.427</text:p>
          </table:table-cell>
          <table:table-cell office:value-type="float" office:value="490431.778" calcext:value-type="float">
            <text:p>490431.778</text:p>
          </table:table-cell>
          <table:table-cell office:value-type="float" office:value="772161.424" calcext:value-type="float">
            <text:p>772161.4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38572.797" calcext:value-type="float">
            <text:p>1238572.797</text:p>
          </table:table-cell>
          <table:table-cell office:value-type="float" office:value="726447.876" calcext:value-type="float">
            <text:p>726447.876</text:p>
          </table:table-cell>
          <table:table-cell office:value-type="float" office:value="496702.136" calcext:value-type="float">
            <text:p>496702.136</text:p>
          </table:table-cell>
          <table:table-cell office:value-type="float" office:value="745915.479" calcext:value-type="float">
            <text:p>745915.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46277.535" calcext:value-type="float">
            <text:p>1246277.535</text:p>
          </table:table-cell>
          <table:table-cell office:value-type="float" office:value="738763.998" calcext:value-type="float">
            <text:p>738763.998</text:p>
          </table:table-cell>
          <table:table-cell office:value-type="float" office:value="478432.366" calcext:value-type="float">
            <text:p>478432.366</text:p>
          </table:table-cell>
          <table:table-cell office:value-type="float" office:value="773637.002" calcext:value-type="float">
            <text:p>773637.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54631.939" calcext:value-type="float">
            <text:p>1254631.939</text:p>
          </table:table-cell>
          <table:table-cell office:value-type="float" office:value="684289.984" calcext:value-type="float">
            <text:p>684289.984</text:p>
          </table:table-cell>
          <table:table-cell office:value-type="float" office:value="490544.705" calcext:value-type="float">
            <text:p>490544.705</text:p>
          </table:table-cell>
          <table:table-cell office:value-type="float" office:value="769334.783" calcext:value-type="float">
            <text:p>769334.783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>
            <text:p>Tamanh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16384" calcext:value-type="float">
            <text:p>1638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édias</text:p>
          </table:table-cell>
          <table:table-cell table:style-name="ce4" table:formula="of:=SUM([.B3:.B12])/10" office:value-type="float" office:value="1255516.7508" calcext:value-type="float">
            <text:p>1255516.7508</text:p>
          </table:table-cell>
          <table:table-cell table:style-name="ce4" table:formula="of:=SUM([.C3:.C12])/10" office:value-type="float" office:value="710813.274" calcext:value-type="float">
            <text:p>710813.274</text:p>
          </table:table-cell>
          <table:table-cell table:style-name="ce4" table:formula="of:=SUM([.D3:.D12])/10" office:value-type="float" office:value="491414.9969" calcext:value-type="float">
            <text:p>491414.9969</text:p>
          </table:table-cell>
          <table:table-cell table:style-name="ce4" table:formula="of:=SUM([.E3:.E12])/10" office:value-type="float" office:value="731201.4688" calcext:value-type="float">
            <text:p>731201.4688</text:p>
          </table:table-cell>
          <table:table-cell office:value-type="string" calcext:value-type="string">
            <text:p>microsec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azão</text:p>
          </table:table-cell>
          <table:table-cell table:style-name="ce4" table:formula="of:=[.G4]*[.H4]*7/([.B15])" office:value-type="float" office:value="0.223015742180729" calcext:value-type="float">
            <text:p>0.223015742180729</text:p>
          </table:table-cell>
          <table:table-cell table:style-name="ce4" table:formula="of:=[.G5]*[.H5]*7/([.C15])" office:value-type="float" office:value="25.2105590250978" calcext:value-type="float">
            <text:p>25.2105590250978</text:p>
          </table:table-cell>
          <table:table-cell table:style-name="ce4" table:formula="of:=[.G6]*[.H6]*7/([.D15])" office:value-type="float" office:value="72.9322471354964" calcext:value-type="float">
            <text:p>72.9322471354964</text:p>
          </table:table-cell>
          <table:table-cell table:style-name="ce4" table:formula="of:=[.G7]*[.H7]*7/([.E15])" office:value-type="float" office:value="98.0304376543944" calcext:value-type="float">
            <text:p>98.0304376543944</text:p>
          </table:table-cell>
          <table:table-cell office:value-type="string" calcext:value-type="string">
            <text:p>bytes/microsec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Tempo/msg</text:p>
          </table:table-cell>
          <table:table-cell table:style-name="ce12" table:formula="of:=[.B15]/[.G4]" office:value-type="float" office:value="251.10335016" calcext:value-type="float">
            <text:p>251,10335016</text:p>
          </table:table-cell>
          <table:table-cell table:style-name="ce12" table:formula="of:=[.C15]/[.G5]" office:value-type="float" office:value="284.3253096" calcext:value-type="float">
            <text:p>284,3253096</text:p>
          </table:table-cell>
          <table:table-cell table:style-name="ce12" table:formula="of:=[.D15]/[.G6]" office:value-type="float" office:value="393.13199752" calcext:value-type="float">
            <text:p>393,13199752</text:p>
          </table:table-cell>
          <table:table-cell table:style-name="ce12" table:formula="of:=[.E15]/[.G7]" office:value-type="float" office:value="1169.92235008" calcext:value-type="float">
            <text:p>1169,92235008</text:p>
          </table:table-cell>
          <table:table-cell office:value-type="string" calcext:value-type="string">
            <text:p>microsec/mensagem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>
            <draw:frame draw:z-index="0" draw:style-name="gr1" draw:text-style-name="P1" svg:width="16.01cm" svg:height="10.048cm" svg:x="0.036cm" svg:y="0.034cm">
              <draw:object draw:notify-on-update-of-ranges="'Manual - c'.B14:'Manual - c'.E14 'Manual - c'.B16:'Manual - c'.E1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1">00/00/0000</text:date>, <text:time style:data-style-name="N2" text:time-value="13:39:54.1202404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3T17:11:53.904000000</meta:creation-date>
    <dc:date>2023-02-01T13:47:24.573621478</dc:date>
    <meta:editing-duration>PT1H58M7S</meta:editing-duration>
    <meta:editing-cycles>7</meta:editing-cycles>
    <meta:generator>LibreOffice/7.0.4.2$Linux_X86_64 LibreOffice_project/00$Build-2</meta:generator>
    <meta:document-statistic meta:table-count="3" meta:cell-count="231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5cm" xlink:href=".." xlink:type="simple" chart:class="chart:line" chart:style-name="ch1">
        <chart:title svg:x="6.095cm" svg:y="0.081cm" chart:style-name="ch2">
          <text:p>Tempo/Mensagem</text:p>
        </chart:title>
        <chart:subtitle svg:x="6.778cm" svg:y="1.036cm" chart:style-name="ch3">
          <text:p>MPI Manual</text:p>
        </chart:subtitle>
        <chart:legend chart:legend-position="end" svg:x="2.351cm" svg:y="2.401cm" style:legend-expansion="custom" svg:width="3.224cm" svg:height="0.598cm" style:legend-expansion-aspect-ratio="5.39130434782609" chart:style-name="ch4"/>
        <chart:plot-area chart:style-name="ch5" table:cell-range-address="'Manual - c'.B14:'Manual - c'.E14 'Manual - c'.B17:'Manual - c'.E17" chart:data-source-has-labels="both" svg:x="0.758cm" svg:y="0.659cm" svg:width="13.296cm" svg:height="7.614cm">
          <chart:coordinate-region svg:x="1.75cm" svg:y="0.858cm" svg:width="11.839cm" svg:height="6.768cm"/>
          <chart:axis chart:dimension="x" chart:name="primary-x" chart:style-name="ch6" chartooo:axis-type="auto">
            <chartooo:date-scale/>
            <chart:title svg:x="4.941cm" svg:y="8.445cm" chart:style-name="ch7">
              <text:p>Tamanho das Mensagens (bytes)</text:p>
            </chart:title>
            <chart:categories table:cell-range-address="'Manual - c'.B14:'Manual - c'.E14"/>
          </chart:axis>
          <chart:axis chart:dimension="y" chart:name="primary-y" chart:style-name="ch8">
            <chart:title svg:x="0cm" svg:y="6.666cm" chart:style-name="ch9">
              <text:p>Tempo/Mensagem (microsec)</text:p>
            </chart:title>
            <chart:grid chart:style-name="ch10" chart:class="major"/>
          </chart:axis>
          <chart:series chart:style-name="ch11" chart:values-cell-range-address="'Manual - c'.B17:'Manual - c'.E17" loext:label-string="microsecpmsg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rosecpmsg</text:p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'Manual - c'.B14:'Manual - c'.E14</svg:desc>
                </draw:g>
              </table:table-cell>
              <table:table-cell office:value-type="float" office:value="251.10335016">
                <text:p>251.10335016</text:p>
                <draw:g>
                  <svg:desc>'Manual - c'.B17:'Manual - c'.E17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84.3253096">
                <text:p>284.3253096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393.13199752">
                <text:p>393.13199752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169.92235008">
                <text:p>1169.922350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minimum="0" chart:maximum="1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10.049cm" xlink:href=".." xlink:type="simple" chart:class="chart:line" chart:style-name="ch1">
        <chart:title svg:x="6.639cm" svg:y="0.336cm" chart:style-name="ch2">
          <text:p>Vazão Média</text:p>
        </chart:title>
        <chart:subtitle svg:x="6.421cm" svg:y="0.887cm" chart:style-name="ch3">
          <text:p>MPI Manual</text:p>
        </chart:subtitle>
        <chart:legend chart:legend-position="end" svg:x="4.977cm" svg:y="2.398cm" style:legend-expansion="custom" svg:width="4.372cm" svg:height="0.598cm" style:legend-expansion-aspect-ratio="7.31103678929766" chart:style-name="ch4"/>
        <chart:plot-area chart:style-name="ch5" table:cell-range-address="'Manual - c'.B14:'Manual - c'.E14 'Manual - c'.B16:'Manual - c'.E16" chart:data-source-has-labels="both" svg:x="1.391cm" svg:y="0.194cm" svg:width="12.802cm" svg:height="9.344cm">
          <chart:coordinate-region svg:x="2.198cm" svg:y="0.194cm" svg:width="11.53cm" svg:height="8.697cm"/>
          <chart:axis chart:dimension="x" chart:name="primary-x" chart:style-name="ch6" chartooo:axis-type="auto">
            <chartooo:date-scale/>
            <chart:title svg:x="4.752cm" svg:y="9.487cm" chart:style-name="ch7">
              <text:p>Tamanho das Mensagens (bytes)</text:p>
            </chart:title>
            <chart:categories table:cell-range-address="'Manual - c'.B14:'Manual - c'.E14"/>
          </chart:axis>
          <chart:axis chart:dimension="y" chart:name="primary-y" chart:style-name="ch8">
            <chart:title svg:x="0.511cm" svg:y="7.093cm" chart:style-name="ch9">
              <text:p>Vazão Média (bytes/microsec)</text:p>
            </chart:title>
            <chart:grid chart:style-name="ch10" chart:class="major"/>
          </chart:axis>
          <chart:series chart:style-name="ch11" chart:values-cell-range-address="'Manual - c'.B16:'Manual - c'.E16" loext:label-string="bytespmicrosec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pmicrosec</text:p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'Manual - c'.B14:'Manual - c'.E14</svg:desc>
                </draw:g>
              </table:table-cell>
              <table:table-cell office:value-type="float" office:value="0.223015742180729">
                <text:p>0.223015742180729</text:p>
                <draw:g>
                  <svg:desc>'Manual - c'.B16:'Manual - c'.E16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5.2105590250978">
                <text:p>25.2105590250978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72.9322471354964">
                <text:p>72.9322471354964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98.0304376543944">
                <text:p>98.03043765439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minimum="0" chart:maximum="1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10.049cm" xlink:href=".." xlink:type="simple" chart:class="chart:line" chart:style-name="ch1">
        <chart:title svg:x="6.639cm" svg:y="0.336cm" chart:style-name="ch2">
          <text:p>Vazão Média</text:p>
        </chart:title>
        <chart:subtitle svg:x="6.428cm" svg:y="0.887cm" chart:style-name="ch3">
          <text:p>MPI Broadcast</text:p>
        </chart:subtitle>
        <chart:legend chart:legend-position="end" svg:x="4.046cm" svg:y="2.258cm" style:legend-expansion="custom" svg:width="4.371cm" svg:height="0.598cm" style:legend-expansion-aspect-ratio="7.30936454849498" chart:style-name="ch4"/>
        <chart:plot-area chart:style-name="ch5" table:cell-range-address="'Broadcast - b'.B14:'Broadcast - b'.E14 'Broadcast - b'.B16:'Broadcast - b'.E16" chart:data-source-has-labels="both" svg:x="1.391cm" svg:y="0.194cm" svg:width="12.802cm" svg:height="9.344cm">
          <chart:coordinate-region svg:x="2.198cm" svg:y="0.194cm" svg:width="11.53cm" svg:height="8.697cm"/>
          <chart:axis chart:dimension="x" chart:name="primary-x" chart:style-name="ch6" chartooo:axis-type="auto">
            <chartooo:date-scale/>
            <chart:title svg:x="4.752cm" svg:y="9.487cm" chart:style-name="ch7">
              <text:p>Tamanho das Mensagens (bytes)</text:p>
            </chart:title>
            <chart:categories table:cell-range-address="'Broadcast - b'.B14:'Broadcast - b'.E14"/>
          </chart:axis>
          <chart:axis chart:dimension="y" chart:name="primary-y" chart:style-name="ch8">
            <chart:title svg:x="0.511cm" svg:y="7.093cm" chart:style-name="ch9">
              <text:p>Vazão Média (bytes/microsec)</text:p>
            </chart:title>
            <chart:grid chart:style-name="ch10" chart:class="major"/>
          </chart:axis>
          <chart:series chart:style-name="ch11" chart:values-cell-range-address="'Broadcast - b'.B16:'Broadcast - b'.E16" loext:label-string="bytespmicrosec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pmicrosec</text:p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'Broadcast - b'.B14:'Broadcast - b'.E14</svg:desc>
                </draw:g>
              </table:table-cell>
              <table:table-cell office:value-type="float" office:value="0.296514288769315">
                <text:p>0.296514288769315</text:p>
                <draw:g>
                  <svg:desc>'Broadcast - b'.B16:'Broadcast - b'.E16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6.4182714268906">
                <text:p>36.4182714268906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64.7250995364803">
                <text:p>64.7250995364803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26.588290660289">
                <text:p>126.5882906602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5cm" xlink:href=".." xlink:type="simple" chart:class="chart:line" chart:style-name="ch1">
        <chart:title svg:x="6.095cm" svg:y="0.084cm" chart:style-name="ch2">
          <text:p>Tempo/Mensagem</text:p>
        </chart:title>
        <chart:subtitle svg:x="6.783cm" svg:y="1.036cm" chart:style-name="ch3">
          <text:p>MPI Broadcast</text:p>
        </chart:subtitle>
        <chart:legend chart:legend-position="end" svg:x="2.351cm" svg:y="2.401cm" style:legend-expansion="custom" svg:width="3.224cm" svg:height="0.598cm" style:legend-expansion-aspect-ratio="5.39130434782609" chart:style-name="ch4"/>
        <chart:plot-area chart:style-name="ch5" table:cell-range-address="'Manual - c'.B14:'Manual - c'.E14 'Broadcast - b'.B17:'Broadcast - b'.E17" chart:data-source-has-labels="both" svg:x="0.758cm" svg:y="0.659cm" svg:width="13.296cm" svg:height="7.614cm">
          <chart:coordinate-region svg:x="1.75cm" svg:y="0.858cm" svg:width="11.839cm" svg:height="6.768cm"/>
          <chart:axis chart:dimension="x" chart:name="primary-x" chart:style-name="ch6" chartooo:axis-type="auto">
            <chartooo:date-scale/>
            <chart:title svg:x="4.941cm" svg:y="8.445cm" chart:style-name="ch7">
              <text:p>Tamanho das Mensagens (bytes)</text:p>
            </chart:title>
            <chart:categories table:cell-range-address="'Manual - c'.B14:'Manual - c'.E14"/>
          </chart:axis>
          <chart:axis chart:dimension="y" chart:name="primary-y" chart:style-name="ch8">
            <chart:title svg:x="0cm" svg:y="6.666cm" chart:style-name="ch9">
              <text:p>Tempo/Mensagem (microsec)</text:p>
            </chart:title>
            <chart:grid chart:style-name="ch10" chart:class="major"/>
          </chart:axis>
          <chart:series chart:style-name="ch11" chart:values-cell-range-address="'Broadcast - b'.B17:'Broadcast - b'.E17" loext:label-string="microsecpmsg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rosecpmsg</text:p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'Manual - c'.B14:'Manual - c'.E14</svg:desc>
                </draw:g>
              </table:table-cell>
              <table:table-cell office:value-type="float" office:value="188.86105028">
                <text:p>188.86105028</text:p>
                <draw:g>
                  <svg:desc>'Broadcast - b'.B17:'Broadcast - b'.E17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96.82427856">
                <text:p>196.82427856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42.98116504">
                <text:p>442.98116504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905.9921688">
                <text:p>905.99216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minimum="0" chart:maximum="6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10.049cm" xlink:href=".." xlink:type="simple" chart:class="chart:line" chart:style-name="ch1">
        <chart:title svg:x="6.639cm" svg:y="0.336cm" chart:style-name="ch2">
          <text:p>Vazão Média</text:p>
        </chart:title>
        <chart:subtitle svg:x="6.43cm" svg:y="0.887cm" chart:style-name="ch3">
          <text:p>MPI Broadcast</text:p>
        </chart:subtitle>
        <chart:legend chart:legend-position="end" svg:x="4.236cm" svg:y="2.126cm" style:legend-expansion="custom" svg:width="3.632cm" svg:height="0.598cm" style:legend-expansion-aspect-ratio="6.07357859531773" chart:style-name="ch4"/>
        <chart:plot-area chart:style-name="ch5" table:cell-range-address="'PingPong-a'.B14:'PingPong-a'.E14 'PingPong-a'.B16:'PingPong-a'.E16" chart:data-source-has-labels="both" svg:x="1.206cm" svg:y="-0.005cm" svg:width="12.987cm" svg:height="9.543cm">
          <chart:coordinate-region svg:x="2.198cm" svg:y="0.194cm" svg:width="11.53cm" svg:height="8.697cm"/>
          <chart:axis chart:dimension="x" chart:name="primary-x" chart:style-name="ch6" chartooo:axis-type="auto">
            <chartooo:date-scale/>
            <chart:title svg:x="4.752cm" svg:y="9.487cm" chart:style-name="ch7">
              <text:p>Tamanho das Mensagens (bytes)</text:p>
            </chart:title>
            <chart:categories table:cell-range-address="'PingPong-a'.B14:'PingPong-a'.E14"/>
          </chart:axis>
          <chart:axis chart:dimension="y" chart:name="primary-y" chart:style-name="ch8">
            <chart:title svg:x="0.326cm" svg:y="6.993cm" chart:style-name="ch9">
              <text:p>Vazão Média (bytes/microsec)</text:p>
            </chart:title>
            <chart:grid chart:style-name="ch10" chart:class="major"/>
          </chart:axis>
          <chart:series chart:style-name="ch11" chart:values-cell-range-address="'PingPong-a'.B16:'PingPong-a'.E16" loext:label-string="bytespmicrosec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pmicrosec</text:p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'PingPong-a'.B14:'PingPong-a'.E14</svg:desc>
                </draw:g>
              </table:table-cell>
              <table:table-cell office:value-type="float" office:value="15.6503771476792">
                <text:p>15.6503771476792</text:p>
                <draw:g>
                  <svg:desc>'PingPong-a'.B16:'PingPong-a'.E16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763.47173578454">
                <text:p>1763.47173578454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2576.94982303728">
                <text:p>2576.94982303728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5772.5053933324">
                <text:p>5772.50539333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5cm" xlink:href=".." xlink:type="simple" chart:class="chart:line" chart:style-name="ch1">
        <chart:title svg:x="6.095cm" svg:y="0.086cm" chart:style-name="ch2">
          <text:p>Tempo/Mensagem</text:p>
        </chart:title>
        <chart:subtitle svg:x="6.785cm" svg:y="1.036cm" chart:style-name="ch3">
          <text:p>MPI Broadcast</text:p>
        </chart:subtitle>
        <chart:legend chart:legend-position="end" svg:x="2.351cm" svg:y="2.401cm" style:legend-expansion="custom" svg:width="3.224cm" svg:height="0.598cm" style:legend-expansion-aspect-ratio="5.39130434782609" chart:style-name="ch4"/>
        <chart:plot-area chart:style-name="ch5" table:cell-range-address="'Manual - c'.B14:'Manual - c'.E14 'PingPong-a'.B17:'PingPong-a'.E17" chart:data-source-has-labels="both" svg:x="1.314cm" svg:y="0.659cm" svg:width="12.74cm" svg:height="7.614cm">
          <chart:coordinate-region svg:x="1.75cm" svg:y="0.858cm" svg:width="11.839cm" svg:height="6.768cm"/>
          <chart:axis chart:dimension="x" chart:name="primary-x" chart:style-name="ch6" chartooo:axis-type="auto">
            <chartooo:date-scale/>
            <chart:title svg:x="5.219cm" svg:y="8.445cm" chart:style-name="ch7">
              <text:p>Tamanho das Mensagens (bytes)</text:p>
            </chart:title>
            <chart:categories table:cell-range-address="'Manual - c'.B14:'Manual - c'.E14"/>
          </chart:axis>
          <chart:axis chart:dimension="y" chart:name="primary-y" chart:style-name="ch8">
            <chart:title svg:x="0.434cm" svg:y="6.666cm" chart:style-name="ch9">
              <text:p>Tempo/Mensagem (microsec)</text:p>
            </chart:title>
            <chart:grid chart:style-name="ch10" chart:class="major"/>
          </chart:axis>
          <chart:series chart:style-name="ch11" chart:values-cell-range-address="'PingPong-a'.B17:'PingPong-a'.E17" loext:label-string="microsecpmsg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rosecpmsg</text:p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'Manual - c'.B14:'Manual - c'.E14</svg:desc>
                </draw:g>
              </table:table-cell>
              <table:table-cell office:value-type="float" office:value="1.02233958">
                <text:p>1.02233958</text:p>
                <draw:g>
                  <svg:desc>'PingPong-a'.B17:'PingPong-a'.E17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.16134552">
                <text:p>1.16134552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3.17895208">
                <text:p>3.17895208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5.67656464">
                <text:p>5.6765646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